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.952cm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text-indent="0.952cm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text-indent="0.952cm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>
      <style:text-properties fo:background-color="#ffffff" fo:color="#252525"/>
    </style:style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P4" style:family="paragraph" style:parent-style-name="Standard">
      <style:paragraph-properties fo:break-before="auto" fo:text-indent="0.952cm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text-indent="0.952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P6" style:family="paragraph" style:parent-style-name="Standard">
      <style:paragraph-properties fo:break-before="auto" fo:text-indent="0.952cm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text-indent="0.952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P8" style:family="paragraph" style:parent-style-name="Standard">
      <style:paragraph-properties fo:break-before="auto" fo:text-indent="0.952cm" fo:line-height="115%" style:writing-mode="lr-tb"/>
    </style:style>
  </office:automatic-styles>
  <office:body>
    <office:text>
      <text:p text:style-name="P1"><text:span text:style-name="T1_1">Cześć</text:span><text:span text:style-name="T1_2">!</text:span></text:p>
      <text:p text:style-name="P2"><text:span text:style-name="T2_1"><text:s/></text:span></text:p>
      <text:p text:style-name="P3"><text:span text:style-name="T3_1">Ej</text:span><text:span text:style-name="T3_2">…<text:s/></text:span><text:span text:style-name="T3_3">Odmienna</text:span><text:span text:style-name="T3_4"><text:s/></text:span><text:span text:style-name="T3_5">forma</text:span><text:span text:style-name="T3_6"><text:s/></text:span><text:span text:style-name="T3_7">to</text:span><text:span text:style-name="T3_8"><text:s/></text:span><text:span text:style-name="T3_9">był</text:span><text:span text:style-name="T3_10"><text:s/></text:span><text:span text:style-name="T3_11">mój</text:span><text:span text:style-name="T3_12"><text:s/></text:span><text:span text:style-name="T3_13">pomysł</text:span><text:span text:style-name="T3_14">.<text:s/></text:span><text:span text:style-name="T3_15">Cóż</text:span><text:span text:style-name="T3_16">,<text:s/></text:span><text:span text:style-name="T3_17">jak</text:span><text:span text:style-name="T3_18"><text:s/></text:span><text:span text:style-name="T3_19">widać</text:span><text:span text:style-name="T3_20"><text:s/></text:span><text:span text:style-name="T3_21">koncepcję</text:span><text:span text:style-name="T3_22"><text:s/></text:span><text:span text:style-name="T3_23">uznano</text:span><text:span text:style-name="T3_24"><text:s/></text:span><text:span text:style-name="T3_25">za</text:span><text:span text:style-name="T3_26"><text:s/></text:span><text:span text:style-name="T3_27">tak</text:span><text:span text:style-name="T3_28"><text:s/></text:span><text:span text:style-name="T3_29">dobrą</text:span><text:span text:style-name="T3_30">,<text:s/></text:span><text:span text:style-name="T3_31">że</text:span><text:span text:style-name="T3_32"><text:s/></text:span><text:span text:style-name="T3_33">warto</text:span><text:span text:style-name="T3_34"><text:s/></text:span><text:span text:style-name="T3_35">było</text:span><text:span text:style-name="T3_36"><text:s/></text:span><text:span text:style-name="T3_37">ją</text:span><text:span text:style-name="T3_38"><text:s/></text:span><text:span text:style-name="T3_39">podwędzić</text:span><text:span text:style-name="T3_40">.<text:s/></text:span><text:span text:style-name="T3_41">No</text:span><text:span text:style-name="T3_42"><text:s/></text:span><text:span text:style-name="T3_43">nic</text:span><text:span text:style-name="T3_44"><text:s/></text:span><text:span text:style-name="T3_45">–</text:span><text:span text:style-name="T3_46"><text:s/></text:span><text:span text:style-name="T3_47">mówi</text:span><text:span text:style-name="T3_48"><text:s/></text:span><text:span text:style-name="T3_49">się</text:span><text:span text:style-name="T3_50"><text:s/></text:span><text:span text:style-name="T3_51">trudno</text:span><text:span text:style-name="T3_52">,<text:s/></text:span><text:span text:style-name="T3_53">a</text:span><text:span text:style-name="T3_54"><text:s/></text:span><text:span text:style-name="T3_55">na</text:span><text:span text:style-name="T3_56"><text:s/></text:span><text:span text:style-name="T3_57">mnie</text:span><text:span text:style-name="T3_58"><text:s/></text:span><text:span text:style-name="T3_59">spada</text:span><text:span text:style-name="T3_60"><text:s/></text:span><text:span text:style-name="T3_61">obowiązek</text:span><text:span text:style-name="T3_62"><text:s/></text:span><text:span text:style-name="T3_63">zaprezentowania</text:span><text:span text:style-name="T3_64"><text:s text:c="2"/></text:span><text:span text:style-name="T3_65">zawartości</text:span><text:span text:style-name="T3_66">.</text:span></text:p>
      <text:p text:style-name="P4"><text:span text:style-name="T4_1"><text:s/></text:span></text:p>
      <text:p text:style-name="P5"><text:span text:style-name="T5_1">A</text:span><text:span text:style-name="T5_2"><text:s/></text:span><text:span text:style-name="T5_3">więc</text:span><text:span text:style-name="T5_4"><text:s/></text:span><text:span text:style-name="T5_5">tym</text:span><text:span text:style-name="T5_6"><text:s/></text:span><text:span text:style-name="T5_7">razem</text:span><text:span text:style-name="T5_8"><text:s/></text:span><text:span text:style-name="T5_9">naszym</text:span><text:span text:style-name="T5_10"><text:s/></text:span><text:span text:style-name="T5_11">redaktorom</text:span><text:span text:style-name="T5_12"><text:s/></text:span><text:span text:style-name="T5_13">po</text:span><text:span text:style-name="T5_14"><text:s/></text:span><text:span text:style-name="T5_15">wyprawie</text:span><text:span text:style-name="T5_16"><text:s/></text:span><text:span text:style-name="T5_17">na</text:span><text:span text:style-name="T5_18"><text:s/></text:span><text:span text:style-name="T5_19">odległe</text:span><text:span text:style-name="T5_20"><text:s/></text:span><text:span text:style-name="T5_21">tereny</text:span><text:span text:style-name="T5_22"><text:s/></text:span><text:span text:style-name="T5_23">łowieckie</text:span><text:span text:style-name="T5_24"><text:s/></text:span><text:span text:style-name="T5_25">udało</text:span><text:span text:style-name="T5_26"><text:s/></text:span><text:span text:style-name="T5_27">się</text:span><text:span text:style-name="T5_28"><text:s/></text:span><text:span text:style-name="T5_29">natrafić</text:span><text:span text:style-name="T5_30"><text:s/></text:span><text:span text:style-name="T5_31">na</text:span><text:span text:style-name="T5_32"><text:s/></text:span><text:span text:style-name="T5_33">inne</text:span><text:span text:style-name="T5_34"><text:s/></text:span><text:span text:style-name="T5_35">grupy</text:span><text:span text:style-name="T5_36"><text:s/></text:span><text:span text:style-name="T5_37">plemienne</text:span><text:span text:style-name="T5_38">,<text:s/></text:span><text:span text:style-name="T5_39">co</text:span><text:span text:style-name="T5_40"><text:s/></text:span><text:span text:style-name="T5_41">zaowocowało</text:span><text:span text:style-name="T5_42"><text:s/></text:span><text:span text:style-name="T5_43">relacją</text:span><text:span text:style-name="T5_44"><text:s/></text:span><text:span text:style-name="T5_45">z</text:span><text:span text:style-name="T5_46"><text:s/></text:span><text:span text:style-name="T5_47">ponymeeta</text:span><text:span text:style-name="T5_48"><text:s/></text:span><text:span text:style-name="T5_49">w</text:span><text:span text:style-name="T5_50"><text:s/></text:span><text:span text:style-name="T5_51">Krakowie</text:span><text:span text:style-name="T5_52">.<text:s/></text:span><text:span text:style-name="T5_53">Nasz</text:span><text:span text:style-name="T5_54"><text:s/></text:span><text:span text:style-name="T5_55">redakcyjny</text:span><text:span text:style-name="T5_56"><text:s/></text:span><text:span text:style-name="T5_57">dowódca</text:span><text:span text:style-name="T5_58"><text:s/></text:span><text:span text:style-name="T5_59">czołgu</text:span><text:span text:style-name="T5_60">,<text:s/></text:span><text:span text:style-name="T5_61">Spidi</text:span><text:span text:style-name="T5_62">,<text:s/></text:span><text:span text:style-name="T5_63">przy</text:span><text:span text:style-name="T5_64"><text:s/></text:span><text:span text:style-name="T5_65">okazji</text:span><text:span text:style-name="T5_66"><text:s/></text:span><text:span text:style-name="T5_67">przywiózł</text:span><text:span text:style-name="T5_68"><text:s/></text:span><text:span text:style-name="T5_69">też</text:span><text:span text:style-name="T5_70"><text:s/></text:span><text:span text:style-name="T5_71">rozważania</text:span><text:span text:style-name="T5_72"><text:s/></text:span><text:span text:style-name="T5_73">na</text:span><text:span text:style-name="T5_74"><text:s/></text:span><text:span text:style-name="T5_75">temat</text:span><text:span text:style-name="T5_76"><text:s/></text:span><text:span text:style-name="T5_77">korelacji</text:span><text:span text:style-name="T5_78"><text:s/></text:span><text:span text:style-name="T5_79">warstw</text:span><text:span text:style-name="T5_80"><text:s/></text:span><text:span text:style-name="T5_81">i</text:span><text:span text:style-name="T5_82"><text:s/></text:span><text:span text:style-name="T5_83">ról</text:span><text:span text:style-name="T5_84"><text:s/></text:span><text:span text:style-name="T5_85">społecznych</text:span><text:span text:style-name="T5_86"><text:s/></text:span><text:span text:style-name="T5_87">z</text:span><text:span text:style-name="T5_88"><text:s/></text:span><text:span text:style-name="T5_89">rasami</text:span><text:span text:style-name="T5_90"><text:s/></text:span><text:span text:style-name="T5_91">kucyków</text:span><text:span text:style-name="T5_92"><text:s/></text:span><text:span text:style-name="T5_93">w</text:span><text:span text:style-name="T5_94"><text:s/></text:span><text:span text:style-name="T5_95">artykule</text:span><text:span text:style-name="T5_96"><text:s/>„</text:span><text:span text:style-name="T5_97">Pegazy</text:span><text:span text:style-name="T5_98"><text:s/></text:span><text:span text:style-name="T5_99">wojownicy</text:span><text:span text:style-name="T5_100">,<text:s/></text:span><text:span text:style-name="T5_101">jednorożce</text:span><text:span text:style-name="T5_102"><text:s/></text:span><text:span text:style-name="T5_103">arystokraci</text:span><text:span text:style-name="T5_104"><text:s/>–<text:s/></text:span><text:span text:style-name="T5_105">z</text:span><text:span text:style-name="T5_106"><text:s/></text:span><text:span text:style-name="T5_107">czego</text:span><text:span text:style-name="T5_108"><text:s/></text:span><text:span text:style-name="T5_109">to</text:span><text:span text:style-name="T5_110"><text:s/></text:span><text:span text:style-name="T5_111">wynika</text:span><text:span text:style-name="T5_112">”.<text:s/></text:span><text:span text:style-name="T5_113">Przy</text:span><text:span text:style-name="T5_114"><text:s/></text:span><text:span text:style-name="T5_115">okazji</text:span><text:span text:style-name="T5_116"><text:s/></text:span><text:span text:style-name="T5_117">budowy</text:span><text:span text:style-name="T5_118"><text:s/></text:span><text:span text:style-name="T5_119">kolei</text:span><text:span text:style-name="T5_120"><text:s/></text:span><text:span text:style-name="T5_121">transfanfikowej</text:span><text:span text:style-name="T5_122">,<text:s/></text:span><text:span text:style-name="T5_123">zawitał</text:span><text:span text:style-name="T5_124"><text:s/></text:span><text:span text:style-name="T5_125">do</text:span><text:span text:style-name="T5_126"><text:s/></text:span><text:span text:style-name="T5_127">nas</text:span><text:span text:style-name="T5_128"><text:s/></text:span><text:span text:style-name="T5_129">psoras</text:span><text:span text:style-name="T5_130">,<text:s/></text:span><text:span text:style-name="T5_131">czyli</text:span><text:span text:style-name="T5_132"><text:s/></text:span><text:span text:style-name="T5_133">człowiek</text:span><text:span text:style-name="T5_134">-</text:span><text:span text:style-name="T5_135">pociąg</text:span><text:span text:style-name="T5_136">.<text:s/></text:span><text:span text:style-name="T5_137">Uraczył</text:span><text:span text:style-name="T5_138"><text:s/></text:span><text:span text:style-name="T5_139">on</text:span><text:span text:style-name="T5_140"><text:s/></text:span><text:span text:style-name="T5_141">plemię</text:span><text:span text:style-name="T5_142"><text:s/></text:span><text:span text:style-name="T5_143">opowieścią</text:span><text:span text:style-name="T5_144"><text:s/>„</text:span><text:span text:style-name="T5_145">Pociągi</text:span><text:span text:style-name="T5_146"><text:s/></text:span><text:span text:style-name="T5_147">w</text:span><text:span text:style-name="T5_148"><text:s/></text:span><text:span text:style-name="T5_149">fanfikach</text:span><text:span text:style-name="T5_150">”.<text:s/></text:span><text:span text:style-name="T5_151">aTOM</text:span><text:span text:style-name="T5_152"><text:s/></text:span><text:span text:style-name="T5_153">natomiast</text:span><text:span text:style-name="T5_154"><text:s/></text:span><text:span text:style-name="T5_155">donosi</text:span><text:span text:style-name="T5_156"><text:s/></text:span><text:span text:style-name="T5_157">o</text:span><text:span text:style-name="T5_158"><text:s/></text:span><text:span text:style-name="T5_159">innej</text:span><text:span text:style-name="T5_160"><text:s/></text:span><text:span text:style-name="T5_161">cywilizacji</text:span><text:span text:style-name="T5_162"><text:s/></text:span><text:span text:style-name="T5_163">w</text:span><text:span text:style-name="T5_164"><text:s/></text:span><text:span text:style-name="T5_165">postaci</text:span><text:span text:style-name="T5_166"><text:s/></text:span><text:span text:style-name="T5_167">„</text:span><text:span text:style-name="T5_168">Drogi</text:span><text:span text:style-name="T5_169"><text:s/></text:span><text:span text:style-name="T5_170">królów</text:span><text:span text:style-name="T5_171">”</text:span><text:span text:style-name="T5_172">,<text:s/></text:span><text:span text:style-name="T5_173">zbudowanej</text:span><text:span text:style-name="T5_174"><text:s/></text:span><text:span text:style-name="T5_175">przez</text:span><text:span text:style-name="T5_176"><text:s/></text:span><text:span text:style-name="T5_177">Bradona</text:span><text:span text:style-name="T5_178"><text:s/></text:span><text:span text:style-name="T5_179">Sandersona</text:span><text:span text:style-name="T5_180">.<text:s/></text:span><text:span text:style-name="T5_181">Bogatą</text:span><text:span text:style-name="T5_182"><text:s/></text:span><text:span text:style-name="T5_183">relację</text:span><text:span text:style-name="T5_184"><text:s/></text:span><text:span text:style-name="T5_185">z</text:span><text:span text:style-name="T5_186"><text:s/></text:span><text:span text:style-name="T5_187">tego</text:span><text:span text:style-name="T5_188"><text:s/></text:span><text:span text:style-name="T5_189">odkrycia</text:span><text:span text:style-name="T5_190"><text:s/></text:span><text:span text:style-name="T5_191">składa</text:span><text:span text:style-name="T5_192"><text:s/></text:span><text:span text:style-name="T5_193">on</text:span><text:span text:style-name="T5_194"><text:s/></text:span><text:span text:style-name="T5_195">w</text:span><text:span text:style-name="T5_196"><text:s/></text:span><text:span text:style-name="T5_197">części</text:span><text:span text:style-name="T5_198"><text:s/></text:span><text:span text:style-name="T5_199">niekucykowej</text:span><text:span text:style-name="T5_200">,<text:s/></text:span><text:span text:style-name="T5_201">zaś</text:span><text:span text:style-name="T5_202"><text:s/></text:span><text:span text:style-name="T5_203">Cahan</text:span><text:span text:style-name="T5_204">,<text:s/></text:span><text:span text:style-name="T5_205">nasza</text:span><text:span text:style-name="T5_206"><text:s/></text:span><text:span text:style-name="T5_207">lokalna</text:span><text:span text:style-name="T5_208"><text:s/></text:span><text:span text:style-name="T5_209">femme</text:span><text:span text:style-name="T5_210"><text:s/></text:span><text:span text:style-name="T5_211">fatale</text:span><text:span text:style-name="T5_212">,<text:s/></text:span><text:span text:style-name="T5_213">dzieli</text:span><text:span text:style-name="T5_214"><text:s/></text:span><text:span text:style-name="T5_215">się</text:span><text:span text:style-name="T5_216"><text:s/></text:span><text:span text:style-name="T5_217">swoim</text:span><text:span text:style-name="T5_218"><text:s/></text:span><text:span text:style-name="T5_219">bogatym</text:span><text:span text:style-name="T5_220"><text:s/></text:span><text:span text:style-name="T5_221">doświadczeniem</text:span><text:span text:style-name="T5_222"><text:s/></text:span><text:span text:style-name="T5_223">i</text:span><text:span text:style-name="T5_224"><text:s/></text:span><text:span text:style-name="T5_225">podpowiada</text:span><text:span text:style-name="T5_226"><text:s/>„</text:span><text:span text:style-name="T5_227">Jak</text:span><text:span text:style-name="T5_228"><text:s/></text:span><text:span text:style-name="T5_229">wyrwać</text:span><text:span text:style-name="T5_230"><text:s/></text:span><text:span text:style-name="T5_231">broniego</text:span><text:span text:style-name="T5_232">”.</text:span></text:p>
      <text:p text:style-name="P6"><text:span text:style-name="T6_1"><text:s/></text:span></text:p>
      <text:p text:style-name="P7"><text:span text:style-name="T7_1">W</text:span><text:span text:style-name="T7_2"><text:s/></text:span><text:span text:style-name="T7_3">tym</text:span><text:span text:style-name="T7_4"><text:s/></text:span><text:span text:style-name="T7_5">miesiącu</text:span><text:span text:style-name="T7_6"><text:s/></text:span><text:span text:style-name="T7_7">w</text:span><text:span text:style-name="T7_8"><text:s/></text:span><text:span text:style-name="T7_9">naszej</text:span><text:span text:style-name="T7_10"><text:s/></text:span><text:span text:style-name="T7_11">wiosce</text:span><text:span text:style-name="T7_12"><text:s/></text:span><text:span text:style-name="T7_13">mieliśmy</text:span><text:span text:style-name="T7_14"><text:s/></text:span><text:span text:style-name="T7_15">także</text:span><text:span text:style-name="T7_16"><text:s/></text:span><text:span text:style-name="T7_17">niezwykłego</text:span><text:span text:style-name="T7_18"><text:s/></text:span><text:span text:style-name="T7_19">gościa</text:span><text:span text:style-name="T7_20"><text:s/></text:span><text:span text:style-name="T7_21">z</text:span><text:span text:style-name="T7_22"><text:s/></text:span><text:span text:style-name="T7_23">odległego</text:span><text:span text:style-name="T7_24"><text:s/></text:span><text:span text:style-name="T7_25">lądu</text:span><text:span text:style-name="T7_26">.<text:s/></text:span><text:span text:style-name="T7_27">Wojciech</text:span><text:span text:style-name="T7_28"><text:s/></text:span><text:span text:style-name="T7_29">Rejcowski</text:span><text:span text:style-name="T7_30">,<text:s/></text:span><text:span text:style-name="T7_31">który</text:span><text:span text:style-name="T7_32"><text:s/></text:span><text:span text:style-name="T7_33">boso</text:span><text:span text:style-name="T7_34"><text:s/></text:span><text:span text:style-name="T7_35">wędruje</text:span><text:span text:style-name="T7_36"><text:s/></text:span><text:span text:style-name="T7_37">przez</text:span><text:span text:style-name="T7_38"><text:s/></text:span><text:span text:style-name="T7_39">świat</text:span><text:span text:style-name="T7_40">,<text:s/></text:span><text:span text:style-name="T7_41">postanowił</text:span><text:span text:style-name="T7_42"><text:s/></text:span><text:span text:style-name="T7_43">opisać</text:span><text:span text:style-name="T7_44"><text:s/></text:span><text:span text:style-name="T7_45">codzienne</text:span><text:span text:style-name="T7_46"><text:s/></text:span><text:span text:style-name="T7_47">życie</text:span><text:span text:style-name="T7_48"><text:s/></text:span><text:span text:style-name="T7_49">naszego</text:span><text:span text:style-name="T7_50"><text:s/></text:span><text:span text:style-name="T7_51">plemienia</text:span><text:span text:style-name="T7_52">.<text:s/></text:span><text:span text:style-name="T7_53">Niech</text:span><text:span text:style-name="T7_54"><text:s/></text:span><text:span text:style-name="T7_55">ten</text:span><text:span text:style-name="T7_56"><text:s/></text:span><text:span text:style-name="T7_57">tekst</text:span><text:span text:style-name="T7_58"><text:s/></text:span><text:span text:style-name="T7_59">będzie</text:span><text:span text:style-name="T7_60"><text:s/></text:span><text:span text:style-name="T7_61">zachętą</text:span><text:span text:style-name="T7_62"><text:s/></text:span><text:span text:style-name="T7_63">dla</text:span><text:span text:style-name="T7_64"><text:s/></text:span><text:span text:style-name="T7_65">wszystkich</text:span><text:span text:style-name="T7_66"><text:s/></text:span><text:span text:style-name="T7_67">ciekawskich</text:span><text:span text:style-name="T7_68"><text:s/></text:span><text:span text:style-name="T7_69">życia</text:span><text:span text:style-name="T7_70"><text:s/></text:span><text:span text:style-name="T7_71">do</text:span><text:span text:style-name="T7_72"><text:s/></text:span><text:span text:style-name="T7_73">wstępowania</text:span><text:span text:style-name="T7_74"><text:s/></text:span><text:span text:style-name="T7_75">w</text:span><text:span text:style-name="T7_76"><text:s/></text:span><text:span text:style-name="T7_77">szeregi</text:span><text:span text:style-name="T7_78"><text:s/></text:span><text:span text:style-name="T7_79">naszego</text:span><text:span text:style-name="T7_80"><text:s/></text:span><text:span text:style-name="T7_81">plemienia</text:span><text:span text:style-name="T7_82">,<text:s/></text:span><text:span text:style-name="T7_83">do</text:span><text:span text:style-name="T7_84"><text:s/></text:span><text:span text:style-name="T7_85">czego</text:span><text:span text:style-name="T7_86"><text:s/></text:span><text:span text:style-name="T7_87">wraz</text:span><text:span text:style-name="T7_88"><text:s/></text:span><text:span text:style-name="T7_89">z</text:span><text:span text:style-name="T7_90"><text:s/></text:span><text:span text:style-name="T7_91">wodzem</text:span><text:span text:style-name="T7_92"><text:s/></text:span><text:span text:style-name="T7_93">Dolarem</text:span><text:span text:style-name="T7_94"><text:s/></text:span><text:span text:style-name="T7_95">namawiamy</text:span><text:span text:style-name="T7_96">.<text:s/></text:span><text:span text:style-name="T7_97">Na</text:span><text:span text:style-name="T7_98"><text:s/></text:span><text:span text:style-name="T7_99">chwilę</text:span><text:span text:style-name="T7_100"><text:s/></text:span><text:span text:style-name="T7_101">obecną</text:span><text:span text:style-name="T7_102">,<text:s/></text:span><text:span text:style-name="T7_103">udzielając</text:span><text:span text:style-name="T7_104"><text:s/></text:span><text:span text:style-name="T7_105">szamańskiego</text:span><text:span text:style-name="T7_106"><text:s/></text:span><text:span text:style-name="T7_107">błogosławieństwa</text:span><text:span text:style-name="T7_108">,<text:s/></text:span><text:span text:style-name="T7_109">zapraszam</text:span><text:span text:style-name="T7_110"><text:s/></text:span><text:span text:style-name="T7_111">do</text:span><text:span text:style-name="T7_112"><text:s/></text:span><text:span text:style-name="T7_113">lektury</text:span><text:span text:style-name="T7_114"><text:s/></text:span><text:span text:style-name="T7_115">najnowszego</text:span><text:span text:style-name="T7_116"><text:s/></text:span><text:span text:style-name="T7_117">numeru</text:span><text:span text:style-name="T7_118">.<text:s/></text:span><text:span text:style-name="T7_119">Hawk</text:span><text:span text:style-name="T7_120">!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